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6.618cm"/>
    </style:style>
    <style:style style:name="co6" style:family="table-column">
      <style:table-column-properties fo:break-before="auto" style:column-width="9.9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lid-fuel-methane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:.F1])" office:value-type="string" office:string-value="&quot;&quot;;&quot;solid-fuel-methane&quot;;&quot;recipe&quot;;&quot;petrochem-group-1&quot;" calcext:value-type="string">
            <text:p>"";"solid-fuel-methane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lid-fuel-naphtha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:.F2])" office:value-type="string" office:string-value="&quot;&quot;;&quot;solid-fuel-naphtha&quot;;&quot;recipe&quot;;&quot;petrochem-group-1&quot;" calcext:value-type="string">
            <text:p>"";"solid-fuel-naphtha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lid-fuel-fuel-oil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:.F3])" office:value-type="string" office:string-value="&quot;&quot;;&quot;solid-fuel-fuel-oil&quot;;&quot;recipe&quot;;&quot;petrochem-group-1&quot;" calcext:value-type="string">
            <text:p>"";"solid-fuel-fuel-oil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lid-fuel-synthesis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4:.F4])" office:value-type="string" office:string-value="&quot;&quot;;&quot;solid-fuel-synthesis&quot;;&quot;recipe&quot;;&quot;petrochem-group-1&quot;" calcext:value-type="string">
            <text:p>"";"solid-fuel-synthesis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lid-fuel-hydrogen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5:.F5])" office:value-type="string" office:string-value="&quot;&quot;;&quot;solid-fuel-hydrogen&quot;;&quot;recipe&quot;;&quot;petrochem-group-1&quot;" calcext:value-type="string">
            <text:p>"";"solid-fuel-hydrogen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lid-fuel-methane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6:.F6])" office:value-type="string" office:string-value="&quot;&quot;;&quot;solid-fuel-methane&quot;;&quot;recipe&quot;;&quot;petrochem-group-1&quot;" calcext:value-type="string">
            <text:p>"";"solid-fuel-methane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rocket-booster-1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7:.F7])" office:value-type="string" office:string-value="&quot;&quot;;&quot;rocket-booster-1&quot;;&quot;recipe&quot;;&quot;petrochem-group-1&quot;" calcext:value-type="string">
            <text:p>"";"rocket-booster-1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rocket-booster-2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8:.F8])" office:value-type="string" office:string-value="&quot;&quot;;&quot;rocket-booster-2&quot;;&quot;recipe&quot;;&quot;petrochem-group-1&quot;" calcext:value-type="string">
            <text:p>"";"rocket-booster-2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water-synthesis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9:.F9])" office:value-type="string" office:string-value="&quot;&quot;;&quot;water-synthesis&quot;;&quot;recipe&quot;;&quot;petrochem-group-1&quot;" calcext:value-type="string">
            <text:p>"";"water-synthesis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carbon-separation-1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0:.F10])" office:value-type="string" office:string-value="&quot;&quot;;&quot;carbon-separation-1&quot;;&quot;recipe&quot;;&quot;petrochem-group-1&quot;" calcext:value-type="string">
            <text:p>"";"carbon-separation-1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carbon-separation-2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1:.F11])" office:value-type="string" office:string-value="&quot;&quot;;&quot;carbon-separation-2&quot;;&quot;recipe&quot;;&quot;petrochem-group-1&quot;" calcext:value-type="string">
            <text:p>"";"carbon-separation-2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lid-calcium-chloride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2:.F12])" office:value-type="string" office:string-value="&quot;&quot;;&quot;solid-calcium-chloride&quot;;&quot;recipe&quot;;&quot;petrochem-group-1&quot;" calcext:value-type="string">
            <text:p>"";"solid-calcium-chloride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water-gas-shift-1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3:.F13])" office:value-type="string" office:string-value="&quot;&quot;;&quot;water-gas-shift-1&quot;;&quot;recipe&quot;;&quot;petrochem-group-1&quot;" calcext:value-type="string">
            <text:p>"";"water-gas-shift-1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water-gas-shift-2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4:.F14])" office:value-type="string" office:string-value="&quot;&quot;;&quot;water-gas-shift-2&quot;;&quot;recipe&quot;;&quot;petrochem-group-1&quot;" calcext:value-type="string">
            <text:p>"";"water-gas-shift-2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lid-salt-separation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5:.F15])" office:value-type="string" office:string-value="&quot;&quot;;&quot;solid-salt-separation&quot;;&quot;recipe&quot;;&quot;petrochem-group-1&quot;" calcext:value-type="string">
            <text:p>"";"solid-salt-separation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dium-cobaltate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6:.F16])" office:value-type="string" office:string-value="&quot;&quot;;&quot;sodium-cobaltate&quot;;&quot;recipe&quot;;&quot;petrochem-group-1&quot;" calcext:value-type="string">
            <text:p>"";"sodium-cobaltate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solid-sodium-carbonate-electrolysis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7:.F17])" office:value-type="string" office:string-value="&quot;&quot;;&quot;solid-sodium-carbonate-electrolysis&quot;;&quot;recipe&quot;;&quot;petrochem-group-1&quot;" calcext:value-type="string">
            <text:p>"";"solid-sodium-carbonate-electrolysis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liquid-aqueous-sodium-hydroxide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8:.F18])" office:value-type="string" office:string-value="&quot;&quot;;&quot;liquid-aqueous-sodium-hydroxide&quot;;&quot;recipe&quot;;&quot;petrochem-group-1&quot;" calcext:value-type="string">
            <text:p>"";"liquid-aqueous-sodium-hydroxide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water-saline-separation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19:.F19])" office:value-type="string" office:string-value="&quot;&quot;;&quot;water-saline-separation&quot;;&quot;recipe&quot;;&quot;petrochem-group-1&quot;" calcext:value-type="string">
            <text:p>"";"water-saline-separation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gas-hydrogen-chloride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0:.F20])" office:value-type="string" office:string-value="&quot;&quot;;&quot;gas-hydrogen-chloride&quot;;&quot;recipe&quot;;&quot;petrochem-group-1&quot;" calcext:value-type="string">
            <text:p>"";"gas-hydrogen-chloride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gas-hydrogen-chloride-separation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1:.F21])" office:value-type="string" office:string-value="&quot;&quot;;&quot;gas-hydrogen-chloride-separation&quot;;&quot;recipe&quot;;&quot;petrochem-group-1&quot;" calcext:value-type="string">
            <text:p>"";"gas-hydrogen-chloride-separation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gas-chlor-methane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2:.F22])" office:value-type="string" office:string-value="&quot;&quot;;&quot;gas-chlor-methane&quot;;&quot;recipe&quot;;&quot;petrochem-group-1&quot;" calcext:value-type="string">
            <text:p>"";"gas-chlor-methane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liquid-hydrochloric-acid</text:p>
          </table:table-cell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3:.F23])" office:value-type="string" office:string-value="&quot;&quot;;&quot;liquid-hydrochloric-acid&quot;;&quot;recipe&quot;;&quot;petrochem-group-1&quot;" calcext:value-type="string">
            <text:p>"";"liquid-hydrochloric-acid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4:.F24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5:.F25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6:.F26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7:.F27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8:.F28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29:.F29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0:.F30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1:.F31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2:.F32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3:.F33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4:.F34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5:.F35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6:.F36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7:.F37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8:.F38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39:.F39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40:.F40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41:.F41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/>
          <table:table-cell office:value-type="string" calcext:value-type="string">
            <text:p>";"</text:p>
          </table:table-cell>
          <table:table-cell/>
          <table:table-cell office:value-type="string" calcext:value-type="string">
            <text:p>";"recipe";"petrochem-group-1</text:p>
          </table:table-cell>
          <table:table-cell office:value-type="string" calcext:value-type="string">
            <text:p>"</text:p>
          </table:table-cell>
          <table:table-cell table:formula="of:=COM.MICROSOFT.CONCAT([.A42:.F42])" office:value-type="string" office:string-value="&quot;&quot;;&quot;&quot;;&quot;recipe&quot;;&quot;petrochem-group-1&quot;" calcext:value-type="string">
            <text:p>"";"";"recipe";"petrochem-group-1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-00-00</text:date>, <text:time style:data-style-name="N2" text:time-value="11:14:39.9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7:32:04.017000000</meta:creation-date>
    <dc:date>2024-06-06T11:31:50.486000000</dc:date>
    <meta:editing-duration>PT18M18S</meta:editing-duration>
    <meta:editing-cycles>2</meta:editing-cycles>
    <meta:generator>LibreOffice/24.2.0.3$Windows_X86_64 LibreOffice_project/da48488a73ddd66ea24cf16bbc4f7b9c08e9bea1</meta:generator>
    <meta:document-statistic meta:table-count="1" meta:cell-count="233" meta:object-count="0"/>
  </office:meta>
</office:document-meta>
</file>